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QUicklaps Light" svg:font-family="'QUicklaps Light'"/>
    <style:font-face style:name="Quicklabs" svg:font-family="Quicklabs"/>
    <style:font-face style:name="Quicklaps" svg:font-family="Quicklaps"/>
    <style:font-face style:name="Quicklaps LIght" svg:font-family="'Quicklaps LIght'"/>
    <style:font-face style:name="Quicklaps Light" svg:font-family="'Quicklaps Light'"/>
    <style:font-face style:name="Quicksand Light2" svg:font-family="'Quicksand Light'"/>
    <style:font-face style:name="FreeMono" svg:font-family="FreeMono" style:font-family-generic="modern" style:font-pitch="fixed"/>
    <style:font-face style:name="Quicksand Light1" svg:font-family="'Quicksand Light'" style:font-pitch="variable"/>
    <style:font-face style:name="Quicksand Light" svg:font-family="'Quicksand Light'" style:font-adornments="Regular" style:font-pitch="variable"/>
    <style:font-face style:name="Uroob" svg:font-family="Uroo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Quicksand Light1" fo:font-size="14pt" officeooo:rsid="0008bd85" officeooo:paragraph-rsid="0008bd85" style:font-size-asian="14pt" style:font-size-complex="14pt"/>
    </style:style>
    <style:style style:name="P2" style:family="paragraph" style:parent-style-name="Standard">
      <style:paragraph-properties>
        <style:tab-stops>
          <style:tab-stop style:position="-0.45cm"/>
        </style:tab-stops>
      </style:paragraph-properties>
      <style:text-properties fo:color="#000000" style:font-name="Quicksand Light" fo:font-size="14pt" officeooo:rsid="0011b3fa" officeooo:paragraph-rsid="0012866b" style:font-size-asian="12.25pt" style:font-size-complex="14pt"/>
    </style:style>
    <style:style style:name="P3" style:family="paragraph" style:parent-style-name="Standard">
      <style:text-properties fo:color="#000000" style:font-name="Quicksand Light" fo:font-size="14pt" officeooo:rsid="00196765" officeooo:paragraph-rsid="00196765" style:font-size-asian="14pt" style:font-size-complex="14pt"/>
    </style:style>
    <style:style style:name="P4" style:family="paragraph" style:parent-style-name="Standard">
      <style:text-properties fo:color="#000000" style:font-name="Quicklabs" fo:font-size="14pt" officeooo:rsid="00196765" officeooo:paragraph-rsid="00196765" style:font-size-asian="14pt" style:font-size-complex="14pt"/>
    </style:style>
    <style:style style:name="P5" style:family="paragraph" style:parent-style-name="Standard" style:list-style-name="L1">
      <style:text-properties fo:color="#000000" style:font-name="Quicksand Light1" fo:font-size="14pt" officeooo:rsid="0008bd85" officeooo:paragraph-rsid="0008bd85" style:font-size-asian="14pt" style:font-size-complex="14pt"/>
    </style:style>
    <style:style style:name="P6" style:family="paragraph" style:parent-style-name="Standard" style:list-style-name="L1">
      <style:text-properties fo:color="#000000" style:font-name="Quicksand Light1" fo:font-size="10.5pt" fo:font-weight="bold" officeooo:rsid="000a8247" officeooo:paragraph-rsid="000a8247" style:font-size-asian="10.5pt" style:font-weight-asian="bold" style:font-size-complex="10.5pt" style:font-weight-complex="bold"/>
    </style:style>
    <style:style style:name="P7" style:family="paragraph" style:parent-style-name="Standard">
      <style:text-properties fo:color="#000000" style:font-name="Quicksand Light1" fo:font-size="10.5pt" officeooo:rsid="0008bd85" officeooo:paragraph-rsid="0008bd85" style:font-size-asian="10.5pt" style:font-size-complex="10.5pt"/>
    </style:style>
    <style:style style:name="P8" style:family="paragraph" style:parent-style-name="Standard">
      <style:text-properties fo:color="#000000" style:font-name="Quicksand Light1" fo:font-size="10.5pt" officeooo:rsid="0008bd85" officeooo:paragraph-rsid="00130d10" style:font-size-asian="10.5pt" style:font-size-complex="10.5pt"/>
    </style:style>
    <style:style style:name="P9" style:family="paragraph" style:parent-style-name="Standard">
      <style:text-properties fo:color="#000000" style:font-name="Quicksand Light1" fo:font-size="10.5pt" officeooo:rsid="00130d10" officeooo:paragraph-rsid="0008bd85" style:font-size-asian="10.5pt" style:font-size-complex="10.5pt"/>
    </style:style>
    <style:style style:name="P10" style:family="paragraph" style:parent-style-name="Standard">
      <style:text-properties fo:color="#000000" style:font-name="Quicksand Light1" fo:font-size="10.5pt" style:text-underline-style="solid" style:text-underline-width="auto" style:text-underline-color="font-color" officeooo:rsid="00130d10" officeooo:paragraph-rsid="0008bd85" style:font-size-asian="10.5pt" style:font-size-complex="10.5pt"/>
    </style:style>
    <style:style style:name="P11" style:family="paragraph" style:parent-style-name="Standard">
      <style:text-properties fo:color="#000000" style:font-name="Quicksand Light" fo:font-size="12pt" officeooo:rsid="001651b6" officeooo:paragraph-rsid="00130d10" style:font-size-asian="12pt" style:font-size-complex="12pt"/>
    </style:style>
    <style:style style:name="P12" style:family="paragraph" style:parent-style-name="Standard">
      <style:text-properties fo:color="#000000" style:font-name="Quicksand Light" fo:font-size="12pt" officeooo:rsid="00196765" officeooo:paragraph-rsid="00196765" style:font-size-asian="12pt" style:font-size-complex="12pt"/>
    </style:style>
    <style:style style:name="P13" style:family="paragraph" style:parent-style-name="Standard">
      <style:text-properties fo:color="#000000" style:font-name="Quicksand Light" fo:font-size="10.5pt" officeooo:rsid="001651b6" officeooo:paragraph-rsid="00130d10" style:font-size-asian="10.5pt" style:font-size-complex="10.5pt"/>
    </style:style>
    <style:style style:name="P14" style:family="paragraph" style:parent-style-name="Standard">
      <style:paragraph-properties>
        <style:tab-stops>
          <style:tab-stop style:position="-0.45cm"/>
        </style:tab-stops>
      </style:paragraph-properties>
      <style:text-properties fo:color="#000000" style:font-name="Quicksand Light" fo:font-size="10.5pt" officeooo:rsid="000b246e" officeooo:paragraph-rsid="000b246e" style:font-size-asian="10.5pt" style:font-size-complex="10.5pt"/>
    </style:style>
    <style:style style:name="P15" style:family="paragraph" style:parent-style-name="Standard">
      <style:paragraph-properties>
        <style:tab-stops>
          <style:tab-stop style:position="-0.45cm"/>
        </style:tab-stops>
      </style:paragraph-properties>
      <style:text-properties fo:color="#000000" style:font-name="Quicksand Light" fo:font-size="10.5pt" officeooo:rsid="000b246e" officeooo:paragraph-rsid="000cea2d" style:font-size-asian="10.5pt" style:font-size-complex="10.5pt"/>
    </style:style>
    <style:style style:name="P16" style:family="paragraph" style:parent-style-name="Standard">
      <style:paragraph-properties>
        <style:tab-stops>
          <style:tab-stop style:position="-0.45cm"/>
        </style:tab-stops>
      </style:paragraph-properties>
      <style:text-properties fo:color="#000000" style:font-name="Quicksand Light" fo:font-size="10.5pt" officeooo:rsid="000b246e" officeooo:paragraph-rsid="000a8247" style:font-size-asian="10.5pt" style:font-size-complex="10.5pt"/>
    </style:style>
    <style:style style:name="P17" style:family="paragraph" style:parent-style-name="Standard">
      <style:paragraph-properties>
        <style:tab-stops>
          <style:tab-stop style:position="-0.45cm"/>
        </style:tab-stops>
      </style:paragraph-properties>
      <style:text-properties fo:color="#000000" style:font-name="Quicksand Light" fo:font-size="10.5pt" officeooo:rsid="000cea2d" officeooo:paragraph-rsid="000cea2d" style:font-size-asian="10.5pt" style:font-size-complex="10.5pt"/>
    </style:style>
    <style:style style:name="P18" style:family="paragraph" style:parent-style-name="Standard">
      <style:paragraph-properties>
        <style:tab-stops>
          <style:tab-stop style:position="-0.45cm"/>
        </style:tab-stops>
      </style:paragraph-properties>
      <style:text-properties fo:color="#000000" style:font-name="Quicksand Light" fo:font-size="10.5pt" officeooo:rsid="000cea2d" officeooo:paragraph-rsid="000b246e" style:font-size-asian="10.5pt" style:font-size-complex="10.5pt"/>
    </style:style>
    <style:style style:name="P19" style:family="paragraph" style:parent-style-name="Standard">
      <style:paragraph-properties>
        <style:tab-stops>
          <style:tab-stop style:position="-0.45cm"/>
        </style:tab-stops>
      </style:paragraph-properties>
      <style:text-properties fo:color="#000000" style:font-name="Quicksand Light" fo:font-size="10.5pt" officeooo:rsid="0011b3fa" officeooo:paragraph-rsid="000a8247" style:font-size-asian="10.5pt" style:font-size-complex="10.5pt"/>
    </style:style>
    <style:style style:name="P20" style:family="paragraph" style:parent-style-name="Standard">
      <style:text-properties fo:color="#000000" style:font-name="Quicksand Light" fo:font-size="10.5pt" officeooo:rsid="0014807c" officeooo:paragraph-rsid="00130d10" style:font-size-asian="10.5pt" style:font-size-complex="10.5pt"/>
    </style:style>
    <style:style style:name="P21" style:family="paragraph" style:parent-style-name="Standard">
      <style:text-properties fo:color="#000000" style:font-name="Quicksand Light" fo:font-size="10.5pt" officeooo:rsid="0008bd85" officeooo:paragraph-rsid="00130d10" style:font-size-asian="10.5pt" style:font-size-complex="10.5pt"/>
    </style:style>
    <style:style style:name="P22" style:family="paragraph" style:parent-style-name="Standard">
      <style:text-properties fo:color="#000000" style:font-name="Quicksand Light" fo:font-size="10.5pt" officeooo:rsid="00176a43" officeooo:paragraph-rsid="00130d10" style:font-size-asian="10.5pt" style:font-size-complex="10.5pt"/>
    </style:style>
    <style:style style:name="P23" style:family="paragraph" style:parent-style-name="Standard">
      <style:text-properties fo:color="#000000" style:font-name="Quicksand Light" fo:font-size="10.5pt" officeooo:rsid="00196765" officeooo:paragraph-rsid="00196765" style:font-size-asian="10.5pt" style:font-size-complex="10.5pt"/>
    </style:style>
    <style:style style:name="P24" style:family="paragraph" style:parent-style-name="Standard">
      <style:text-properties fo:color="#000000" style:font-name="Quicksand Light" fo:font-size="10.5pt" officeooo:rsid="00196765" officeooo:paragraph-rsid="001d285e" style:font-size-asian="10.5pt" style:font-size-complex="10.5pt"/>
    </style:style>
    <style:style style:name="P25" style:family="paragraph" style:parent-style-name="Standard">
      <style:text-properties fo:color="#000000" style:font-name="Quicksand Light" fo:font-size="10.5pt" officeooo:rsid="001e73fc" officeooo:paragraph-rsid="001e73fc" style:font-size-asian="10.5pt" style:font-size-complex="10.5pt"/>
    </style:style>
    <style:style style:name="P26" style:family="paragraph" style:parent-style-name="Standard">
      <style:text-properties fo:color="#000000" style:font-name="Quicksand Light" fo:font-size="10.5pt" officeooo:rsid="001e73fc" officeooo:paragraph-rsid="001f0bb0" style:font-size-asian="10.5pt" style:font-size-complex="10.5pt"/>
    </style:style>
    <style:style style:name="P27" style:family="paragraph" style:parent-style-name="Standard">
      <style:paragraph-properties>
        <style:tab-stops>
          <style:tab-stop style:position="-0.45cm"/>
        </style:tab-stops>
      </style:paragraph-properties>
      <style:text-properties fo:color="#000000" style:font-name="Quicksand Light" fo:font-size="10.5pt" fo:font-style="normal" officeooo:rsid="000fafd0" officeooo:paragraph-rsid="000fafd0" style:font-size-asian="10.5pt" style:font-style-asian="normal" style:font-size-complex="10.5pt" style:font-style-complex="normal"/>
    </style:style>
    <style:style style:name="P28" style:family="paragraph" style:parent-style-name="Standard">
      <style:text-properties fo:color="#000000" style:font-name="FreeMono" fo:font-size="10.5pt" officeooo:rsid="00196765" officeooo:paragraph-rsid="00196765" style:font-size-asian="10.5pt" style:font-size-complex="10.5pt"/>
    </style:style>
    <style:style style:name="P29" style:family="paragraph" style:parent-style-name="Standard">
      <style:text-properties fo:color="#000000" style:font-name="FreeMono" fo:font-size="10.5pt" officeooo:rsid="00196765" officeooo:paragraph-rsid="001d285e" style:font-size-asian="10.5pt" style:font-size-complex="10.5pt"/>
    </style:style>
    <style:style style:name="P30" style:family="paragraph" style:parent-style-name="Standard">
      <style:text-properties fo:color="#000000" style:font-name="FreeMono" fo:font-size="10.5pt" officeooo:rsid="001651b6" officeooo:paragraph-rsid="001e73fc" style:font-size-asian="10.5pt" style:font-size-complex="10.5pt"/>
    </style:style>
    <style:style style:name="P31" style:family="paragraph" style:parent-style-name="Standard">
      <style:text-properties fo:color="#000000" style:font-name="FreeMono" fo:font-size="10.5pt" officeooo:rsid="001e73fc" officeooo:paragraph-rsid="001e73fc" style:font-size-asian="10.5pt" style:font-size-complex="10.5pt"/>
    </style:style>
    <style:style style:name="P32" style:family="paragraph" style:parent-style-name="Standard">
      <style:paragraph-properties>
        <style:tab-stops>
          <style:tab-stop style:position="-0.45cm"/>
        </style:tab-stops>
      </style:paragraph-properties>
      <style:text-properties fo:color="#000000" style:font-name="FreeMono" fo:font-size="10.5pt" officeooo:rsid="000cea2d" officeooo:paragraph-rsid="000cea2d" style:font-size-asian="10.5pt" style:font-size-complex="10.5pt"/>
    </style:style>
    <style:style style:name="P33" style:family="paragraph" style:parent-style-name="Standard">
      <style:paragraph-properties>
        <style:tab-stops>
          <style:tab-stop style:position="-0.45cm"/>
        </style:tab-stops>
      </style:paragraph-properties>
      <style:text-properties style:font-name="Quicksand Light" fo:font-size="12pt" officeooo:rsid="000a8247" officeooo:paragraph-rsid="000cea2d" style:font-size-asian="12pt" style:font-size-complex="12pt"/>
    </style:style>
    <style:style style:name="P34" style:family="paragraph" style:parent-style-name="Standard">
      <style:paragraph-properties>
        <style:tab-stops>
          <style:tab-stop style:position="-0.45cm"/>
        </style:tab-stops>
      </style:paragraph-properties>
      <style:text-properties style:font-name="Quicksand Light" fo:font-size="12pt" officeooo:rsid="000a8247" officeooo:paragraph-rsid="000fafd0" style:font-size-asian="12pt" style:font-size-complex="12pt"/>
    </style:style>
    <style:style style:name="P35" style:family="paragraph" style:parent-style-name="Standard">
      <style:paragraph-properties>
        <style:tab-stops>
          <style:tab-stop style:position="-0.45cm"/>
        </style:tab-stops>
      </style:paragraph-properties>
      <style:text-properties style:font-name="Quicksand Light" fo:font-size="10.5pt" officeooo:rsid="000a8247" officeooo:paragraph-rsid="000cea2d" style:font-size-asian="10.5pt" style:font-size-complex="10.5pt"/>
    </style:style>
    <style:style style:name="P36" style:family="paragraph" style:parent-style-name="Standard">
      <style:paragraph-properties>
        <style:tab-stops>
          <style:tab-stop style:position="-0.45cm"/>
        </style:tab-stops>
      </style:paragraph-properties>
      <style:text-properties style:font-name="Quicksand Light" fo:font-size="10.5pt" officeooo:rsid="000a8247" officeooo:paragraph-rsid="0022092b" style:font-size-asian="10.5pt" style:font-size-complex="10.5pt"/>
    </style:style>
    <style:style style:name="P37" style:family="paragraph" style:parent-style-name="Standard">
      <style:paragraph-properties>
        <style:tab-stops>
          <style:tab-stop style:position="-0.45cm"/>
        </style:tab-stops>
      </style:paragraph-properties>
      <style:text-properties style:font-name="Quicksand Light" fo:font-size="10.5pt" officeooo:rsid="000a8247" officeooo:paragraph-rsid="000fafd0" style:font-size-asian="10.5pt" style:font-size-complex="10.5pt"/>
    </style:style>
    <style:style style:name="P38" style:family="paragraph" style:parent-style-name="Standard">
      <style:paragraph-properties>
        <style:tab-stops>
          <style:tab-stop style:position="-0.45cm"/>
        </style:tab-stops>
      </style:paragraph-properties>
      <style:text-properties style:font-name="Quicksand Light" fo:font-size="10.5pt" fo:font-style="normal" officeooo:rsid="000a8247" officeooo:paragraph-rsid="000fafd0" style:font-size-asian="10.5pt" style:font-style-asian="normal" style:font-size-complex="10.5pt" style:font-style-complex="normal"/>
    </style:style>
    <style:style style:name="P39" style:family="paragraph" style:parent-style-name="Standard">
      <style:text-properties fo:color="#c9211e" style:font-name="Quicksand Light1" fo:font-size="18pt" fo:font-weight="bold" officeooo:rsid="0008bd85" officeooo:paragraph-rsid="0008bd85" style:font-size-asian="18pt" style:font-weight-asian="bold" style:font-size-complex="18pt" style:font-weight-complex="bold"/>
    </style:style>
    <style:style style:name="P40" style:family="paragraph" style:parent-style-name="Standard">
      <style:text-properties fo:color="#c9211e" fo:font-weight="bold" officeooo:paragraph-rsid="0008bd85" style:font-weight-asian="bold" style:font-weight-complex="bold"/>
    </style:style>
    <style:style style:name="P41" style:family="paragraph" style:parent-style-name="Standard">
      <style:paragraph-properties>
        <style:tab-stops>
          <style:tab-stop style:position="-0.45cm"/>
        </style:tab-stops>
      </style:paragraph-properties>
      <style:text-properties fo:color="#c9211e" style:font-name="Quicksand Light" fo:font-size="10.5pt" officeooo:rsid="000a8247" officeooo:paragraph-rsid="0022092b" style:font-size-asian="10.5pt" style:font-size-complex="10.5pt"/>
    </style:style>
    <style:style style:name="P42" style:family="paragraph" style:parent-style-name="Standard">
      <style:paragraph-properties>
        <style:tab-stops>
          <style:tab-stop style:position="-0.45cm"/>
        </style:tab-stops>
      </style:paragraph-properties>
      <style:text-properties fo:font-size="12pt" officeooo:paragraph-rsid="000b246e" style:font-size-asian="12pt" style:font-size-complex="12pt"/>
    </style:style>
    <style:style style:name="P43" style:family="paragraph" style:parent-style-name="Standard" style:list-style-name="L1">
      <style:text-properties fo:font-size="10.5pt" officeooo:rsid="000a8247" officeooo:paragraph-rsid="000a8247" style:font-size-asian="10.5pt" style:font-size-complex="10.5pt"/>
    </style:style>
    <style:style style:name="P44" style:family="paragraph" style:parent-style-name="Standard" style:list-style-name="L1">
      <style:paragraph-properties>
        <style:tab-stops>
          <style:tab-stop style:position="-0.45cm"/>
        </style:tab-stops>
      </style:paragraph-properties>
      <style:text-properties fo:font-size="10.5pt" officeooo:rsid="000a8247" officeooo:paragraph-rsid="000a8247" style:font-size-asian="10.5pt" style:font-size-complex="10.5pt"/>
    </style:style>
    <style:style style:name="P45" style:family="paragraph" style:parent-style-name="Standard">
      <style:paragraph-properties>
        <style:tab-stops>
          <style:tab-stop style:position="-0.45cm"/>
        </style:tab-stops>
      </style:paragraph-properties>
      <style:text-properties fo:font-size="10.5pt" officeooo:rsid="000a8247" officeooo:paragraph-rsid="000a8247" style:font-size-asian="10.5pt" style:font-size-complex="10.5pt"/>
    </style:style>
    <style:style style:name="P46" style:family="paragraph" style:parent-style-name="Standard">
      <style:paragraph-properties>
        <style:tab-stops>
          <style:tab-stop style:position="-0.45cm"/>
        </style:tab-stops>
      </style:paragraph-properties>
      <style:text-properties fo:font-size="10.5pt" officeooo:rsid="000a8247" officeooo:paragraph-rsid="000cea2d" style:font-size-asian="10.5pt" style:font-size-complex="10.5pt"/>
    </style:style>
    <style:style style:name="P47" style:family="paragraph" style:parent-style-name="Standard">
      <style:paragraph-properties>
        <style:tab-stops>
          <style:tab-stop style:position="-0.45cm"/>
        </style:tab-stops>
      </style:paragraph-properties>
      <style:text-properties fo:font-size="10.5pt" officeooo:paragraph-rsid="000b246e" style:font-size-asian="10.5pt" style:font-size-complex="10.5pt"/>
    </style:style>
    <style:style style:name="P48" style:family="paragraph" style:parent-style-name="Standard" style:list-style-name="L1">
      <style:paragraph-properties>
        <style:tab-stops>
          <style:tab-stop style:position="-0.45cm"/>
        </style:tab-stops>
      </style:paragraph-properties>
      <style:text-properties fo:color="#729fcf" style:font-name="Quicksand Light" fo:font-size="10.5pt" style:text-underline-style="solid" style:text-underline-width="auto" style:text-underline-color="font-color" officeooo:rsid="000a8247" officeooo:paragraph-rsid="000a8247" style:font-size-asian="10.5pt" style:font-size-complex="10.5pt"/>
    </style:style>
    <style:style style:name="T1" style:family="text">
      <style:text-properties fo:color="#000000" style:font-name="Quicksand Light1"/>
    </style:style>
    <style:style style:name="T2" style:family="text">
      <style:text-properties fo:color="#000000" style:font-name="Quicksand Light1" officeooo:rsid="0008bd85"/>
    </style:style>
    <style:style style:name="T3" style:family="text">
      <style:text-properties fo:color="#000000" style:font-name="Quicksand Light1" officeooo:rsid="0023c95f"/>
    </style:style>
    <style:style style:name="T4" style:family="text">
      <style:text-properties fo:color="#000000" style:font-name="Uroob"/>
    </style:style>
    <style:style style:name="T5" style:family="text">
      <style:text-properties fo:color="#000000" style:font-name="Quicksand Light"/>
    </style:style>
    <style:style style:name="T6" style:family="text">
      <style:text-properties fo:color="#000000" style:font-name="Quicksand Light" officeooo:rsid="000b246e"/>
    </style:style>
    <style:style style:name="T7" style:family="text">
      <style:text-properties fo:color="#000000" style:font-name="Quicksand Light" officeooo:rsid="000cea2d"/>
    </style:style>
    <style:style style:name="T8" style:family="text">
      <style:text-properties fo:color="#000000" style:font-name="Quicksand Light" fo:font-style="normal" officeooo:rsid="000fafd0" style:font-style-asian="normal" style:font-style-complex="normal"/>
    </style:style>
    <style:style style:name="T9" style:family="text">
      <style:text-properties fo:color="#000000" style:font-name="Quicksand Light" fo:font-style="normal" officeooo:rsid="0011266e" style:font-style-asian="normal" style:font-style-complex="normal"/>
    </style:style>
    <style:style style:name="T10" style:family="text">
      <style:text-properties fo:color="#000000" style:font-name="Quicksand Light" fo:font-weight="bold" style:font-weight-asian="bold" style:font-weight-complex="bold"/>
    </style:style>
    <style:style style:name="T11" style:family="text">
      <style:text-properties fo:color="#000000" style:font-name="Quicksand Light" fo:font-weight="bold" officeooo:rsid="000b246e" style:font-weight-asian="bold" style:font-weight-complex="bold"/>
    </style:style>
    <style:style style:name="T12" style:family="text">
      <style:text-properties fo:color="#000000" style:font-name="Quicksand Light" fo:font-weight="bold" officeooo:rsid="000cea2d" style:font-weight-asian="bold" style:font-weight-complex="bold"/>
    </style:style>
    <style:style style:name="T13" style:family="text">
      <style:text-properties fo:color="#000000" style:font-name="FreeMono" fo:font-size="14pt" fo:font-style="italic" officeooo:rsid="0011266e" style:font-size-asian="12.25pt" style:font-style-asian="italic" style:font-size-complex="14pt" style:font-style-complex="italic"/>
    </style:style>
    <style:style style:name="T14" style:family="text">
      <style:text-properties fo:color="#000000" style:font-name="FreeMono" officeooo:rsid="000b246e" fo:background-color="#dee6ef" loext:char-shading-value="0"/>
    </style:style>
    <style:style style:name="T15" style:family="text">
      <style:text-properties fo:color="#000000" style:font-name="FreeMono" officeooo:rsid="000cea2d" fo:background-color="#dee7e5" loext:char-shading-value="0"/>
    </style:style>
    <style:style style:name="T16" style:family="text">
      <style:text-properties fo:color="#000000" style:font-name="FreeMono" officeooo:rsid="000da13b" fo:background-color="#dee7e5" loext:char-shading-value="0"/>
    </style:style>
    <style:style style:name="T17" style:family="text">
      <style:text-properties fo:color="#000000" style:font-name="FreeMono" officeooo:rsid="000eaa52" fo:background-color="#dee7e5" loext:char-shading-value="0"/>
    </style:style>
    <style:style style:name="T18" style:family="text">
      <style:text-properties fo:color="#000000" style:font-name="FreeMono" officeooo:rsid="000cea2d"/>
    </style:style>
    <style:style style:name="T19" style:family="text">
      <style:text-properties fo:color="#000000" style:font-name="FreeMono" officeooo:rsid="000da13b"/>
    </style:style>
    <style:style style:name="T20" style:family="text">
      <style:text-properties fo:color="#000000" style:font-name="FreeMono" officeooo:rsid="000eaa52"/>
    </style:style>
    <style:style style:name="T21" style:family="text">
      <style:text-properties fo:color="#000000" style:font-name="FreeMono" fo:font-style="italic" officeooo:rsid="000fafd0" style:font-style-asian="italic" style:font-style-complex="italic"/>
    </style:style>
    <style:style style:name="T22" style:family="text">
      <style:text-properties fo:color="#000000" style:font-name="FreeMono" fo:font-style="italic" officeooo:rsid="0011266e" style:font-style-asian="italic" style:font-style-complex="italic"/>
    </style:style>
    <style:style style:name="T23" style:family="text">
      <style:text-properties fo:color="#000000" style:font-name="FreeMono" fo:font-style="italic" officeooo:rsid="0011266e" fo:background-color="#dee7e5" loext:char-shading-value="0" style:font-style-asian="italic" style:font-style-complex="italic"/>
    </style:style>
    <style:style style:name="T24" style:family="text">
      <style:text-properties fo:color="#000000" style:font-name="FreeMono" fo:font-style="normal" officeooo:rsid="000fafd0" style:font-style-asian="normal" style:font-style-complex="normal"/>
    </style:style>
    <style:style style:name="T25" style:family="text">
      <style:text-properties fo:color="#000000" style:font-name="FreeMono" fo:font-size="12pt" fo:font-style="italic" officeooo:rsid="0011266e" fo:background-color="#dee7e5" loext:char-shading-value="0" style:font-size-asian="12pt" style:font-style-asian="italic" style:font-size-complex="12pt" style:font-style-complex="italic"/>
    </style:style>
    <style:style style:name="T26" style:family="text">
      <style:text-properties fo:color="#000000" style:font-name="FreeMono" fo:font-size="10.5pt" officeooo:rsid="000da13b" fo:background-color="#dee7e5" loext:char-shading-value="0" style:font-size-asian="10.5pt" style:font-size-complex="10.5pt"/>
    </style:style>
    <style:style style:name="T27" style:family="text">
      <style:text-properties fo:color="#000000" style:font-name="FreeMono" fo:font-size="10.5pt" fo:font-style="italic" officeooo:rsid="0011266e" fo:background-color="#dee7e5" loext:char-shading-value="0" style:font-size-asian="10.5pt" style:font-style-asian="italic" style:font-size-complex="10.5pt" style:font-style-complex="italic"/>
    </style:style>
    <style:style style:name="T28" style:family="text">
      <style:text-properties fo:color="#000000" style:font-name="FreeMono" fo:font-size="10.5pt" fo:font-style="italic" officeooo:rsid="0011266e" style:font-size-asian="10.5pt" style:font-style-asian="italic" style:font-size-complex="10.5pt" style:font-style-complex="italic"/>
    </style:style>
    <style:style style:name="T29" style:family="text">
      <style:text-properties fo:color="#000000" style:text-line-through-style="none" style:text-line-through-type="none" style:font-name="FreeMono" officeooo:rsid="000b246e" fo:background-color="#dee6ef" loext:char-shading-value="0"/>
    </style:style>
    <style:style style:name="T30" style:family="text">
      <style:text-properties fo:color="#000000" style:font-name="Quicksand Light2" fo:font-size="14pt" fo:font-style="italic" officeooo:rsid="0011266e" style:font-size-asian="12.25pt" style:font-style-asian="italic" style:font-size-complex="14pt" style:font-style-complex="italic"/>
    </style:style>
    <style:style style:name="T31" style:family="text">
      <style:text-properties fo:color="#000000" style:font-name="Quicksand Light2" fo:font-style="normal" officeooo:rsid="0011266e" style:font-style-asian="normal" style:font-style-complex="normal"/>
    </style:style>
    <style:style style:name="T32" style:family="text">
      <style:text-properties fo:color="#000000" style:font-name="Quicksand Light2" fo:font-style="normal" officeooo:rsid="00219be8" style:font-style-asian="normal" style:font-style-complex="normal"/>
    </style:style>
    <style:style style:name="T33" style:family="text">
      <style:text-properties fo:color="#000000" style:font-name="Quicksand Light2" fo:font-size="12pt" fo:font-style="italic" officeooo:rsid="0011266e" style:font-size-asian="12pt" style:font-style-asian="italic" style:font-size-complex="12pt" style:font-style-complex="italic"/>
    </style:style>
    <style:style style:name="T34" style:family="text">
      <style:text-properties fo:color="#000000" style:font-name="Quicksand Light2" fo:font-style="italic" officeooo:rsid="0011266e" style:font-style-asian="italic" style:font-style-complex="italic"/>
    </style:style>
    <style:style style:name="T35" style:family="text">
      <style:text-properties fo:color="#000000" style:font-name="Quicklaps Light" fo:font-style="italic" officeooo:rsid="0011266e" style:font-style-asian="italic" style:font-style-complex="italic"/>
    </style:style>
    <style:style style:name="T36" style:family="text">
      <style:text-properties fo:color="#000000" style:font-name="Quicklaps LIght" fo:font-size="14pt" fo:font-style="italic" officeooo:rsid="0011266e" style:font-size-asian="12.25pt" style:font-style-asian="italic" style:font-size-complex="14pt" style:font-style-complex="italic"/>
    </style:style>
    <style:style style:name="T37" style:family="text">
      <style:text-properties fo:color="#000000" style:font-name="Quicklaps LIght" fo:font-style="italic" officeooo:rsid="0011266e" style:font-style-asian="italic" style:font-style-complex="italic"/>
    </style:style>
    <style:style style:name="T38" style:family="text">
      <style:text-properties fo:color="#000000" style:font-name="QUicklaps Light" fo:font-style="italic" officeooo:rsid="0011266e" style:font-style-asian="italic" style:font-style-complex="italic"/>
    </style:style>
    <style:style style:name="T39" style:family="text">
      <style:text-properties fo:color="#000000" officeooo:rsid="000cea2d"/>
    </style:style>
    <style:style style:name="T40" style:family="text">
      <style:text-properties fo:color="#000000" officeooo:rsid="000da13b"/>
    </style:style>
    <style:style style:name="T41" style:family="text">
      <style:text-properties fo:color="#000000" officeooo:rsid="000eaa52"/>
    </style:style>
    <style:style style:name="T42" style:family="text">
      <style:text-properties fo:color="#000000" officeooo:rsid="000fafd0"/>
    </style:style>
    <style:style style:name="T43" style:family="text">
      <style:text-properties fo:color="#000000" fo:font-style="italic" officeooo:rsid="000fafd0" style:font-style-asian="italic" style:font-style-complex="italic"/>
    </style:style>
    <style:style style:name="T44" style:family="text">
      <style:text-properties fo:color="#000000" fo:font-size="12pt" fo:font-style="normal" style:text-underline-style="none" officeooo:rsid="0011266e" style:font-size-asian="12pt" style:font-style-asian="normal" style:font-size-complex="12pt" style:font-style-complex="normal"/>
    </style:style>
    <style:style style:name="T45" style:family="text">
      <style:text-properties fo:color="#000000" fo:font-size="12pt" fo:font-style="normal" style:text-underline-style="none" officeooo:rsid="00219be8" style:font-size-asian="12pt" style:font-style-asian="normal" style:font-size-complex="12pt" style:font-style-complex="normal"/>
    </style:style>
    <style:style style:name="T46" style:family="text">
      <style:text-properties fo:color="#000000" officeooo:rsid="0011266e"/>
    </style:style>
    <style:style style:name="T47" style:family="text">
      <style:text-properties fo:color="#000000" fo:font-weight="bold" officeooo:rsid="0011b3fa" style:font-weight-asian="bold" style:font-weight-complex="bold"/>
    </style:style>
    <style:style style:name="T48" style:family="text">
      <style:text-properties fo:color="#000000" officeooo:rsid="00219be8"/>
    </style:style>
    <style:style style:name="T49" style:family="text">
      <style:text-properties fo:color="#000000" style:font-name="FreeMono" officeooo:rsid="0022092b"/>
    </style:style>
    <style:style style:name="T50" style:family="text">
      <style:text-properties fo:color="#000000" fo:font-style="normal" style:text-underline-style="none" officeooo:rsid="0011266e" style:font-style-asian="normal" style:font-style-complex="normal"/>
    </style:style>
    <style:style style:name="T51" style:family="text">
      <style:text-properties fo:color="#000000" fo:font-style="normal" style:text-underline-style="none" officeooo:rsid="00219be8" style:font-style-asian="normal" style:font-style-complex="normal"/>
    </style:style>
    <style:style style:name="T52" style:family="text">
      <style:text-properties fo:color="#000000" fo:font-size="10.5pt" fo:font-style="normal" officeooo:rsid="0011266e" style:font-size-asian="10.5pt" style:font-style-asian="normal" style:font-size-complex="10.5pt" style:font-style-complex="normal"/>
    </style:style>
    <style:style style:name="T53" style:family="text">
      <style:text-properties style:font-name="Quicksand Light"/>
    </style:style>
    <style:style style:name="T54" style:family="text">
      <style:text-properties style:font-name="Quicksand Light" officeooo:rsid="0011b3fa"/>
    </style:style>
    <style:style style:name="T55" style:family="text">
      <style:text-properties style:font-name="Quicksand Light" officeooo:rsid="00130d10"/>
    </style:style>
    <style:style style:name="T56" style:family="text">
      <style:text-properties style:font-name="Quicksand Light" officeooo:rsid="0014807c"/>
    </style:style>
    <style:style style:name="T57" style:family="text">
      <style:text-properties style:font-name="Quicksand Light" style:text-underline-style="solid" style:text-underline-width="auto" style:text-underline-color="font-color" officeooo:rsid="0012866b"/>
    </style:style>
    <style:style style:name="T58" style:family="text">
      <style:text-properties style:font-name="Quicksand Light" style:text-underline-style="solid" style:text-underline-width="auto" style:text-underline-color="font-color" officeooo:rsid="00130d10"/>
    </style:style>
    <style:style style:name="T59" style:family="text">
      <style:text-properties style:font-name="Quicksand Light" officeooo:rsid="000cea2d"/>
    </style:style>
    <style:style style:name="T60" style:family="text">
      <style:text-properties style:font-name="Quicksand Light" fo:font-size="12pt" style:text-underline-style="solid" style:text-underline-width="auto" style:text-underline-color="font-color" officeooo:rsid="0012866b" style:font-size-asian="12pt" style:font-size-complex="12pt"/>
    </style:style>
    <style:style style:name="T61" style:family="text">
      <style:text-properties style:font-name="Quicksand Light" fo:font-size="12pt" style:text-underline-style="solid" style:text-underline-width="auto" style:text-underline-color="font-color" officeooo:rsid="00130d10" style:font-size-asian="12pt" style:font-size-complex="12pt"/>
    </style:style>
    <style:style style:name="T62" style:family="text">
      <style:text-properties style:font-name="Quicksand Light" fo:font-size="12pt" style:font-size-asian="12pt" style:font-size-complex="12pt"/>
    </style:style>
    <style:style style:name="T63" style:family="text">
      <style:text-properties style:font-name="Quicksand Light" fo:font-size="12pt" officeooo:rsid="00130d10" style:font-size-asian="12pt" style:font-size-complex="12pt"/>
    </style:style>
    <style:style style:name="T64" style:family="text">
      <style:text-properties style:font-name="Quicksand Light" fo:font-size="12pt" officeooo:rsid="0014807c" style:font-size-asian="12pt" style:font-size-complex="12pt"/>
    </style:style>
    <style:style style:name="T65" style:family="text">
      <style:text-properties style:font-name="Quicksand Light" fo:font-size="11pt" officeooo:rsid="000cea2d" style:font-size-asian="11pt" style:font-size-complex="11pt"/>
    </style:style>
    <style:style style:name="T66" style:family="text">
      <style:text-properties style:font-name="Quicksand Light" fo:font-size="10.5pt" style:font-size-asian="10.5pt" style:font-size-complex="10.5pt"/>
    </style:style>
    <style:style style:name="T67" style:family="text">
      <style:text-properties style:font-name="Quicksand Light" fo:font-size="10.5pt" officeooo:rsid="000cea2d" style:font-size-asian="10.5pt" style:font-size-complex="10.5pt"/>
    </style:style>
    <style:style style:name="T68" style:family="text">
      <style:text-properties style:font-name="Quicksand Light" fo:font-size="10.5pt" style:text-underline-style="solid" style:text-underline-width="auto" style:text-underline-color="font-color" officeooo:rsid="0012866b" style:font-size-asian="10.5pt" style:font-size-complex="10.5pt"/>
    </style:style>
    <style:style style:name="T69" style:family="text">
      <style:text-properties style:font-name="Quicksand Light" fo:font-size="10.5pt" style:text-underline-style="solid" style:text-underline-width="auto" style:text-underline-color="font-color" officeooo:rsid="00130d10" style:font-size-asian="10.5pt" style:font-size-complex="10.5pt"/>
    </style:style>
    <style:style style:name="T70" style:family="text">
      <style:text-properties style:font-name="FreeMono" officeooo:rsid="0011b3fa"/>
    </style:style>
    <style:style style:name="T71" style:family="text">
      <style:text-properties style:font-name="FreeMono" officeooo:rsid="0011b3fa" fo:background-color="#dee7e5" loext:char-shading-value="0"/>
    </style:style>
    <style:style style:name="T72" style:family="text">
      <style:text-properties style:font-name="FreeMono" officeooo:rsid="00176a43" fo:background-color="#dee7e5" loext:char-shading-value="0"/>
    </style:style>
    <style:style style:name="T73" style:family="text">
      <style:text-properties style:font-name="FreeMono" fo:background-color="#dee7e5" loext:char-shading-value="0"/>
    </style:style>
    <style:style style:name="T74" style:family="text">
      <style:text-properties style:font-name="FreeMono" officeooo:rsid="0014807c" fo:background-color="#dee7e5" loext:char-shading-value="0"/>
    </style:style>
    <style:style style:name="T75" style:family="text">
      <style:text-properties style:font-name="FreeMono" officeooo:rsid="001651b6" fo:background-color="#dee7e5" loext:char-shading-value="0"/>
    </style:style>
    <style:style style:name="T76" style:family="text">
      <style:text-properties style:font-name="FreeMono" officeooo:rsid="00130d10"/>
    </style:style>
    <style:style style:name="T77" style:family="text">
      <style:text-properties style:font-name="FreeMono" officeooo:rsid="00130d10" fo:background-color="#dde8cb" loext:char-shading-value="0"/>
    </style:style>
    <style:style style:name="T78" style:family="text">
      <style:text-properties style:font-name="FreeMono" fo:font-size="11pt" officeooo:rsid="00176a43" fo:background-color="#dee7e5" loext:char-shading-value="0" style:font-size-asian="11pt" style:font-size-complex="11pt"/>
    </style:style>
    <style:style style:name="T79" style:family="text">
      <style:text-properties style:font-name="FreeMono" fo:font-weight="bold" officeooo:rsid="0011b3fa" style:font-weight-asian="bold" style:font-weight-complex="bold"/>
    </style:style>
    <style:style style:name="T80" style:family="text">
      <style:text-properties style:font-name="FreeMono" fo:font-size="10.5pt" officeooo:rsid="00176a43" fo:background-color="#dee7e5" loext:char-shading-value="0" style:font-size-asian="10.5pt" style:font-size-complex="10.5pt"/>
    </style:style>
    <style:style style:name="T81" style:family="text">
      <style:text-properties style:font-name="FreeMono" fo:font-size="10.5pt" officeooo:rsid="002645e1" fo:background-color="#dee7e5" loext:char-shading-value="0" style:font-size-asian="10.5pt" style:font-size-complex="10.5pt"/>
    </style:style>
    <style:style style:name="T82" style:family="text">
      <style:text-properties officeooo:rsid="0011b3fa"/>
    </style:style>
    <style:style style:name="T83" style:family="text">
      <style:text-properties style:font-name="Quicklabs" officeooo:rsid="0012866b" style:font-size-asian="14pt"/>
    </style:style>
    <style:style style:name="T84" style:family="text">
      <style:text-properties fo:background-color="#dee7e5" loext:char-shading-value="0"/>
    </style:style>
    <style:style style:name="T85" style:family="text">
      <style:text-properties officeooo:rsid="001e73fc" fo:background-color="#dee7e5" loext:char-shading-value="0"/>
    </style:style>
    <style:style style:name="T86" style:family="text">
      <style:text-properties officeooo:rsid="0012866b"/>
    </style:style>
    <style:style style:name="T87" style:family="text">
      <style:text-properties style:font-name="Quicksand Light1" fo:font-size="18pt" officeooo:rsid="0008bd85" style:font-size-asian="18pt" style:font-size-complex="18pt"/>
    </style:style>
    <style:style style:name="T88" style:family="text">
      <style:text-properties style:font-name="Quicksand Light1" fo:font-size="18pt" officeooo:rsid="000a8247" style:font-size-asian="18pt" style:font-size-complex="18pt"/>
    </style:style>
    <style:style style:name="T89" style:family="text">
      <style:text-properties style:font-name="Quicksand Light1" fo:font-size="12pt" fo:font-weight="bold" officeooo:rsid="000a8247" style:font-size-asian="12pt" style:font-weight-asian="bold" style:font-size-complex="12pt" style:font-weight-complex="bold"/>
    </style:style>
    <style:style style:name="T90" style:family="text">
      <style:text-properties style:font-name="Quicksand Light1" fo:font-size="10.5pt" fo:font-weight="bold" officeooo:rsid="000a8247" style:font-size-asian="10.5pt" style:font-weight-asian="bold" style:font-size-complex="10.5pt" style:font-weight-complex="bold"/>
    </style:style>
    <style:style style:name="T91" style:family="text">
      <style:text-properties officeooo:rsid="00130d10"/>
    </style:style>
    <style:style style:name="T92" style:family="text">
      <style:text-properties officeooo:rsid="00176a43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font-style="normal" officeooo:rsid="001d2095" style:font-style-asian="normal" style:font-style-complex="normal"/>
    </style:style>
    <style:style style:name="T96" style:family="text">
      <style:text-properties fo:font-style="normal" officeooo:rsid="001d285e" style:font-style-asian="normal" style:font-style-complex="normal"/>
    </style:style>
    <style:style style:name="T97" style:family="text">
      <style:text-properties fo:font-style="normal" officeooo:rsid="001f0bb0" style:font-style-asian="normal" style:font-style-complex="normal"/>
    </style:style>
    <style:style style:name="T98" style:family="text">
      <style:text-properties fo:font-style="normal" officeooo:rsid="001d2095" fo:background-color="#dee7e5" loext:char-shading-value="0" style:font-style-asian="normal" style:font-style-complex="normal"/>
    </style:style>
    <style:style style:name="T99" style:family="text">
      <style:text-properties fo:font-style="normal" officeooo:rsid="001d285e" fo:background-color="#dee7e5" loext:char-shading-value="0" style:font-style-asian="normal" style:font-style-complex="normal"/>
    </style:style>
    <style:style style:name="T100" style:family="text">
      <style:text-properties fo:font-style="normal" fo:background-color="#dee7e5" loext:char-shading-value="0" style:font-style-asian="normal" style:font-style-complex="normal"/>
    </style:style>
    <style:style style:name="T10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2" style:family="text">
      <style:text-properties fo:font-style="normal" fo:font-weight="bold" officeooo:rsid="001f0bb0" style:font-style-asian="normal" style:font-weight-asian="bold" style:font-style-complex="normal" style:font-weight-complex="bold"/>
    </style:style>
    <style:style style:name="T103" style:family="text">
      <style:text-properties officeooo:rsid="0014807c"/>
    </style:style>
    <style:style style:name="T104" style:family="text">
      <style:text-properties officeooo:rsid="001d2095"/>
    </style:style>
    <style:style style:name="T105" style:family="text">
      <style:text-properties officeooo:rsid="001d285e"/>
    </style:style>
    <style:style style:name="T106" style:family="text">
      <style:text-properties officeooo:rsid="001e73fc"/>
    </style:style>
    <style:style style:name="T107" style:family="text">
      <style:text-properties style:font-name="FreeMono" fo:font-style="normal" style:font-style-asian="normal" style:font-style-complex="normal"/>
    </style:style>
    <style:style style:name="T108" style:family="text">
      <style:text-properties style:font-name="FreeMono" fo:font-style="normal" officeooo:rsid="001f0bb0" style:font-style-asian="normal" style:font-style-complex="normal"/>
    </style:style>
    <style:style style:name="T109" style:family="text">
      <style:text-properties style:font-name="FreeMono" fo:font-style="normal" officeooo:rsid="001d2095" fo:background-color="#dee7e5" loext:char-shading-value="0" style:font-style-asian="normal" style:font-style-complex="normal"/>
    </style:style>
    <style:style style:name="T110" style:family="text">
      <style:text-properties style:font-name="FreeMono" fo:font-style="normal" officeooo:rsid="001d285e" fo:background-color="#dee7e5" loext:char-shading-value="0" style:font-style-asian="normal" style:font-style-complex="normal"/>
    </style:style>
    <style:style style:name="T111" style:family="text">
      <style:text-properties style:font-name="FreeMono" fo:font-style="normal" fo:background-color="#dee7e5" loext:char-shading-value="0" style:font-style-asian="normal" style:font-style-complex="normal"/>
    </style:style>
    <style:style style:name="T112" style:family="text">
      <style:text-properties style:font-name="FreeMono" fo:font-style="normal" officeooo:rsid="001f0bb0" fo:background-color="#dee7e5" loext:char-shading-value="0" style:font-style-asian="normal" style:font-style-complex="normal"/>
    </style:style>
    <style:style style:name="T113" style:family="text">
      <style:text-properties style:font-name="FreeMono" fo:font-style="normal" officeooo:rsid="002645e1" fo:background-color="#dee7e5" loext:char-shading-value="0" style:font-style-asian="normal" style:font-style-complex="normal"/>
    </style:style>
    <style:style style:name="T114" style:family="text">
      <style:text-properties style:font-name="FreeMono" officeooo:rsid="001e73fc" fo:background-color="#dee7e5" loext:char-shading-value="0"/>
    </style:style>
    <style:style style:name="T115" style:family="text">
      <style:text-properties style:font-name="FreeMono" officeooo:rsid="0011b3fa" fo:background-color="#dee7e5" loext:char-shading-value="0"/>
    </style:style>
    <style:style style:name="T116" style:family="text">
      <style:text-properties style:font-name="FreeMono" officeooo:rsid="0011b3fa" fo:background-color="#dee7e5" loext:char-shading-value="0"/>
    </style:style>
    <style:style style:name="T117" style:family="text">
      <style:text-properties style:font-name="FreeMono" officeooo:rsid="002645e1" fo:background-color="#dee7e5" loext:char-shading-value="0"/>
    </style:style>
    <style:style style:name="T118" style:family="text">
      <style:text-properties style:font-name="FreeMono" officeooo:rsid="002645e1" fo:background-color="#dee7e5" loext:char-shading-value="0"/>
    </style:style>
    <style:style style:name="T119" style:family="text">
      <style:text-properties style:font-name="FreeMono" officeooo:rsid="0022092b"/>
    </style:style>
    <style:style style:name="T120" style:family="text">
      <style:text-properties style:font-name="FreeMono" officeooo:rsid="0011b3fa"/>
    </style:style>
    <style:style style:name="T121" style:family="text">
      <style:text-properties style:font-name="FreeMono" officeooo:rsid="002645e1"/>
    </style:style>
    <style:style style:name="T122" style:family="text">
      <style:text-properties fo:font-size="12pt" style:font-size-asian="12pt" style:font-size-complex="12pt"/>
    </style:style>
    <style:style style:name="T123" style:family="text">
      <style:text-properties fo:font-size="12pt" officeooo:rsid="0011b3fa" style:font-size-asian="12pt" style:font-size-complex="12pt"/>
    </style:style>
    <style:style style:name="T124" style:family="text">
      <style:text-properties fo:font-size="12pt" officeooo:rsid="00176a43" style:font-size-asian="12pt" style:font-size-complex="12pt"/>
    </style:style>
    <style:style style:name="T125" style:family="text">
      <style:text-properties fo:font-size="12pt" fo:font-weight="bold" style:font-size-asian="12pt" style:font-weight-asian="bold" style:font-size-complex="12pt" style:font-weight-complex="bold"/>
    </style:style>
    <style:style style:name="T126" style:family="text">
      <style:text-properties fo:font-size="12pt" fo:font-weight="bold" officeooo:rsid="00176a43" style:font-size-asian="12pt" style:font-weight-asian="bold" style:font-size-complex="12pt" style:font-weight-complex="bold"/>
    </style:style>
    <style:style style:name="T127" style:family="text">
      <style:text-properties fo:font-size="10.5pt" style:font-size-asian="10.5pt" style:font-size-complex="10.5pt"/>
    </style:style>
    <style:style style:name="T128" style:family="text">
      <style:text-properties fo:font-size="10.5pt" officeooo:rsid="00176a43" style:font-size-asian="10.5pt" style:font-size-complex="10.5pt"/>
    </style:style>
    <style:style style:name="T129" style:family="text">
      <style:text-properties fo:font-size="10.5pt" fo:font-weight="bold" style:font-size-asian="10.5pt" style:font-weight-asian="bold" style:font-size-complex="10.5pt" style:font-weight-complex="bold"/>
    </style:style>
    <style:style style:name="T130" style:family="text">
      <style:text-properties fo:font-size="11pt" style:font-size-asian="11pt" style:font-size-complex="11pt"/>
    </style:style>
    <style:style style:name="T131" style:family="text">
      <style:text-properties fo:color="#c9211e" style:font-name="FreeMono"/>
    </style:style>
    <style:style style:name="T132" style:family="text">
      <style:text-properties fo:color="#c9211e" style:font-name="FreeMono" officeooo:rsid="001d285e"/>
    </style:style>
    <style:style style:name="T133" style:family="text">
      <style:text-properties fo:color="#c9211e" style:font-name="FreeMono" officeooo:rsid="001e73fc"/>
    </style:style>
    <style:style style:name="T134" style:family="text">
      <style:text-properties fo:color="#c9211e" style:font-name="FreeMono" fo:font-style="normal" style:font-style-asian="normal" style:font-style-complex="normal"/>
    </style:style>
    <style:style style:name="T135" style:family="text">
      <style:text-properties fo:color="#c9211e" style:font-name="FreeMono" officeooo:rsid="0022092b"/>
    </style:style>
    <style:style style:name="T136" style:family="text">
      <style:text-properties fo:color="#c9211e" style:font-name="FreeMono"/>
    </style:style>
    <style:style style:name="T137" style:family="text">
      <style:text-properties fo:color="#c9211e" style:font-name="FreeMono" officeooo:rsid="00176a43"/>
    </style:style>
    <style:style style:name="T138" style:family="text">
      <style:text-properties fo:color="#c9211e" officeooo:rsid="00219be8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officeooo:rsid="0011b3fa" style:font-weight-asian="bold" style:font-weight-complex="bold"/>
    </style:style>
    <style:style style:name="T141" style:family="text">
      <style:text-properties fo:font-weight="bold" officeooo:rsid="00176a43" style:font-weight-asian="bold" style:font-weight-complex="bold"/>
    </style:style>
    <style:style style:name="T142" style:family="text">
      <style:text-properties fo:font-weight="normal" style:font-weight-asian="normal" style:font-weight-complex="normal"/>
    </style:style>
    <style:style style:name="T143" style:family="text">
      <style:text-properties fo:font-weight="normal" officeooo:rsid="00176a43" style:font-weight-asian="normal" style:font-weight-complex="normal"/>
    </style:style>
    <style:style style:name="T144" style:family="text">
      <style:text-properties officeooo:rsid="00219be8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T87">Installation des paquets Mysql, Apache et PHP a partir des sources </text:span><text:span text:style-name="T88">sous la distribution Ubuntu de Linux</text:span></text:p>
      <text:p text:style-name="P39"/>
      <text:list xml:id="list2140197048" text:style-name="L1">
        <text:list-item>
          <text:p text:style-name="P5"><text:span text:style-name="T142">Installation de Mysql:</text:span> </text:p>
          <text:list>
            <text:list-header>
              <text:p text:style-name="P43"><text:span text:style-name="T2">L’</text:span><text:span text:style-name="T1">installation de Mysql à partir du code source sous Ubuntu Linux se fait généralement en </text:span><text:span text:style-name="T3">5</text:span><text:span text:style-name="T1"> étapes</text:span></text:p>
              <text:p text:style-name="P6">1) Téléchargement du code source: </text:p>
              <text:list>
                <text:list-item>
                  <text:list>
                    <text:list-header>
                      <text:p text:style-name="P44"><text:span text:style-name="T1">On peut télécharger MySQL pour Linux à partir du site officiel de MySQL:</text:span><text:span text:style-name="T4"> </text:span></text:p>
                      <text:p text:style-name="P48">https://dev.mysql.com/downloads/mysql/</text:p>
                    </text:list-header>
                  </text:list>
                </text:list-item>
              </text:list>
            </text:list-header>
          </text:list>
        </text:list-item>
      </text:list>
      <text:p text:style-name="P45"><text:span text:style-name="T4"><text:tab/></text:span><text:span text:style-name="T5"> <text:s text:c="3"/></text:span><text:span text:style-name="T10">2) </text:span><text:span text:style-name="T11">Décompression et désarchivage des sources:</text:span><text:span text:style-name="T6"> </text:span></text:p>
      <text:p text:style-name="P14"><text:tab/><text:tab/> <text:s text:c="4"/>_J’ai mis le code source téléchargé sous /home/mit/Devoir</text:p>
      <text:p text:style-name="P14"><text:tab/><text:tab/> <text:s text:c="4"/>_Je me déplace dans le repertoire Devoir:</text:p>
      <text:p text:style-name="P47"><text:span text:style-name="T6"><text:tab/><text:tab/><text:tab/><text:tab/></text:span><text:span text:style-name="T14">$cd devoir</text:span></text:p>
      <text:p text:style-name="P14"><text:tab/><text:tab/> <text:s text:c="4"/>_J’ai décompressé et désarchiver en même temps le fichier </text:p>
      <text:p text:style-name="P14"><text:tab/><text:tab/><text:tab/>mysql-8.0.36.tar.qz en executant la commande:</text:p>
      <text:p text:style-name="P47"><text:span text:style-name="T6"><text:tab/><text:tab/><text:tab/><text:tab/></text:span><text:span text:style-name="T14">$tar </text:span><text:span text:style-name="T29">mysql-8.0.36.tar.gz</text:span></text:p>
      <text:p text:style-name="P42"><text:s text:c="28"/><text:span text:style-name="T127"><text:s/></text:span><text:span text:style-name="T67">A l’issue de la décompression, un nouveau dossier “mysql-8.0.36 sous /home/mit/Devoir est crée.</text:span></text:p>
      <text:p text:style-name="P15"><text:tab/> <text:s text:c="2"/></text:p>
      <text:p text:style-name="P46"><text:span text:style-name="T6"><text:s text:c="13"/></text:span><text:span text:style-name="T12">3) Configuration:</text:span></text:p>
      <text:p text:style-name="P17"><text:tab/><text:tab/><text:tab/>_Je me deplace dans le repertoire nouvellement crée </text:p>
      <text:p text:style-name="P46"><text:span text:style-name="T7"><text:tab/><text:tab/><text:tab/><text:tab/></text:span><text:span text:style-name="T15">$cd mysql-8.0.36</text:span></text:p>
      <text:p text:style-name="P46"><text:span text:style-name="T18"><text:tab/><text:tab/><text:tab/>_</text:span><text:span text:style-name="T7"> Je crée un repertoire build, puis je me déplace dedans</text:span></text:p>
      <text:p text:style-name="P46"><text:span text:style-name="T7"><text:tab/><text:tab/><text:tab/><text:tab/></text:span><text:span text:style-name="T15">$mkdir build</text:span></text:p>
      <text:p text:style-name="P32"><text:tab/><text:tab/><text:tab/><text:tab/><text:span text:style-name="T84">$cd build</text:span></text:p>
      <text:p text:style-name="P35"><text:span text:style-name="T39"><text:tab/><text:tab/><text:tab/>_</text:span><text:span text:style-name="T40"> J’installe la commande cmake (commande pour <text:tab/><text:tab/><text:tab/><text:tab/>générer les fichiers de configuration):</text:span></text:p>
      <text:p text:style-name="P33"><text:span text:style-name="T40"><text:tab/><text:tab/><text:tab/><text:tab/></text:span><text:span text:style-name="T26">$sudo apt-get install cmake</text:span></text:p>
      <text:p text:style-name="P35"><text:span text:style-name="T19"><text:tab/><text:tab/><text:tab/>_ </text:span><text:span text:style-name="T40">J’execute </text:span><text:span text:style-name="T41">la commande cmake</text:span></text:p>
      <text:p text:style-name="P35"><text:span text:style-name="T41"><text:tab/><text:tab/><text:tab/><text:tab/></text:span><text:span text:style-name="T17">$cmake ..</text:span></text:p>
      <text:p text:style-name="P36"><text:span text:style-name="T20"><text:tab/><text:tab/><text:tab/></text:span><text:span text:style-name="T41">Là, j’ai rencontré une erreur de configuration comme <text:tab/><text:tab/><text:tab/>suit: </text:span><text:span text:style-name="T138">“ </text:span><text:span text:style-name="T135">Cmake Error at cmake/boost.cmake:108 (MESSAGE):....</text:span></text:p>
      <text:p text:style-name="P41"><text:span text:style-name="T119">.......You can download boost manually, from https://boostorg.jfrog.io/artifactory/main/release/1.77.0/source/boost_1_77_0.tar.bz2</text:span><text:span text:style-name="T144">”</text:span></text:p>
      <text:p text:style-name="P37"><text:span text:style-name="T41"><text:tab/><text:tab/><text:tab/></text:span><text:span text:style-name="T42">Le message <text:s/>d’erreur signifie que je doit installer un boost; alors j’ai télécharger un code source de boost : boost_1_77_0.tar.gz que j’ai mis sous </text:span><text:span text:style-name="T43">/home/mit/Devoir. </text:span><text:span text:style-name="T8">Puis j’installe le paquetage.</text:span></text:p>
      <text:p text:style-name="P27"><text:tab/><text:tab/><text:tab/>_ Je reviens dans le repertoire Devoir: </text:p>
      <text:p text:style-name="P37"><text:span text:style-name="T43"><text:tab/><text:tab/><text:tab/><text:tab/></text:span><text:span text:style-name="T21">$cd ..</text:span></text:p>
      <text:p text:style-name="P37"><text:span text:style-name="T21"><text:tab/><text:tab/><text:tab/></text:span><text:span text:style-name="T24">_ </text:span><text:span text:style-name="T31">Je décompresse et désarchive ce source puis je me déplace dans le r</text:span><text:span text:style-name="T32">é</text:span><text:span text:style-name="T31">pertoire nouvellement crée.</text:span></text:p>
      <text:p text:style-name="P37"><text:span text:style-name="T34"><text:tab/><text:tab/><text:tab/><text:tab/></text:span><text:span text:style-name="T23">$tar -jxvf boost_1_77_0.tar.bz2</text:span></text:p>
      <text:p text:style-name="P37"><text:span text:style-name="T22"><text:tab/><text:tab/><text:tab/><text:tab/></text:span><text:span text:style-name="T23">$cd boost_1_77_0</text:span></text:p>
      <text:p text:style-name="P37"><text:span text:style-name="T22"><text:tab/><text:tab/><text:tab/></text:span><text:span text:style-name="T9">_ J’execute les commandes de configuration de ce paquet </text:span></text:p>
      <text:p text:style-name="P34"><text:span text:style-name="T35"><text:tab/><text:tab/><text:tab/><text:tab/></text:span><text:span text:style-name="T27">$./bootstrap.sh</text:span></text:p>
      <text:p text:style-name="P37"><text:span text:style-name="T22"><text:tab/><text:tab/><text:tab/><text:tab/></text:span><text:span text:style-name="T23">$./b2</text:span></text:p>
      <text:p text:style-name="P37"><text:span text:style-name="T22"><text:tab/><text:tab/><text:tab/></text:span><text:span text:style-name="T9">_ Installation du paquetage: </text:span></text:p>
      <text:p text:style-name="P37"><text:span text:style-name="T37"><text:tab/><text:tab/><text:tab/><text:tab/></text:span><text:span text:style-name="T23">$./b2 install</text:span></text:p>
      <text:p text:style-name="P37"><text:span text:style-name="T22"><text:tab/><text:tab/><text:tab/></text:span><text:span text:style-name="T50">_ Après l’installation je me déplace dans la r</text:span><text:span text:style-name="T51">é</text:span><text:span text:style-name="T50">pertoire build puis je réexecute la commande cmake.</text:span></text:p>
      <text:p text:style-name="P37"><text:span text:style-name="T38"><text:tab/><text:tab/><text:tab/><text:tab/></text:span><text:span text:style-name="T23">$cd mysql-8.0.36/build</text:span></text:p>
      <text:p text:style-name="P34"><text:span text:style-name="T22"><text:tab/><text:tab/><text:tab/><text:tab/></text:span><text:span text:style-name="T27">$cmake ..</text:span></text:p>
      <text:p text:style-name="P34"><text:soft-page-break/><text:span text:style-name="T22"><text:tab/></text:span><text:span text:style-name="T28"><text:tab/><text:tab/></text:span><text:span text:style-name="T52">La configuration c’est déroulée sans erreur </text:span></text:p>
      <text:p text:style-name="P38"><text:span text:style-name="T46"><text:tab/> <text:s text:c="2"/></text:span><text:span text:style-name="T47">4) Compilation: </text:span></text:p>
      <text:p text:style-name="P18"><text:s/><text:tab/><text:tab/> <text:s text:c="3"/><text:span text:style-name="T82">La compilation se fait dans le même r</text:span><text:span text:style-name="T144">é</text:span><text:span text:style-name="T82">pertoire par la commande make </text:span></text:p>
      <text:p text:style-name="P18"><text:tab/><text:tab/><text:tab/><text:tab/><text:span text:style-name="T71">$make</text:span></text:p>
      <text:p text:style-name="P18"><text:span text:style-name="T70"><text:tab/></text:span><text:span text:style-name="T79"> </text:span><text:span text:style-name="T140">5) Installation:</text:span></text:p>
      <text:p text:style-name="P16"><text:tab/><text:tab/> <text:s text:c="2"/><text:span text:style-name="T82">L’installation se fait avec la commande: </text:span></text:p>
      <text:p text:style-name="P16"><text:tab/><text:tab/><text:tab/><text:tab/><text:span text:style-name="T71">$sudo make install</text:span></text:p>
      <text:p text:style-name="P16"><text:span text:style-name="T70"><text:tab/><text:tab/> </text:span><text:span text:style-name="T82"><text:s/>Pour vérifier l’installation, il suffit d”executer la commande suivante: </text:span></text:p>
      <text:p text:style-name="P16"><text:span text:style-name="T82"><text:tab/><text:tab/><text:tab/></text:span><text:span text:style-name="T116">/</text:span><text:span text:style-name="T118">usr/local/mysql/bin/mysql --version </text:span></text:p>
      <text:p text:style-name="P19"/>
      <text:p text:style-name="P2">II. <text:s/><text:span text:style-name="T86">Installation de Apache:</text:span></text:p>
      <text:p text:style-name="P2"/>
      <text:p text:style-name="P2"><text:span text:style-name="T83"><text:tab/></text:span><text:span text:style-name="T90">1) Téléchargement du code source:</text:span></text:p>
      <text:p text:style-name="P7"><text:tab/><text:tab/><text:span text:style-name="T86">Télécharger la source dans le site: </text:span></text:p>
      <text:p text:style-name="P1"><text:span text:style-name="T127"><text:tab/><text:tab/></text:span><text:a xlink:type="simple" xlink:href="https://httpd.apache.org/download.cgi#apache24" text:style-name="Internet_20_link" text:visited-style-name="Visited_20_Internet_20_Link"><text:span text:style-name="T68">https://httpd.apache.org/</text:span></text:a><text:a xlink:type="simple" xlink:href="https://httpd.apache.org/download.cgi#apache24" text:style-name="Internet_20_link" text:visited-style-name="Visited_20_Internet_20_Link"><text:span text:style-name="T69">download.cgi#apache24</text:span></text:a></text:p>
      <text:p text:style-name="P10"/>
      <text:p text:style-name="P9"><text:tab/>2) Décompression des sources:</text:p>
      <text:p text:style-name="P8"><text:tab/><text:span text:style-name="T91">J’ai mis le source sous /tmp/ sous la forme d’un fichier httpd-2.4.59.tar.bz2. J’ai décompressé les sous /usr/local/src.</text:span></text:p>
      <text:p text:style-name="P8"><text:tab/><text:tab/><text:span text:style-name="T91">Je me connecte en tant que root: </text:span></text:p>
      <text:p text:style-name="P8"><text:tab/><text:tab/><text:tab/><text:span text:style-name="T77">$sudo su root</text:span></text:p>
      <text:p text:style-name="P8"><text:span text:style-name="T76"><text:tab/><text:tab/></text:span><text:span text:style-name="T55">Je me déplace dans /usr/</text:span><text:span text:style-name="T56">local/scr</text:span></text:p>
      <text:p text:style-name="P20"><text:tab/><text:tab/><text:tab/><text:span text:style-name="T72">#</text:span><text:span text:style-name="T73">cd /usr/local/src</text:span></text:p>
      <text:p text:style-name="P20"><text:tab/><text:tab/>Je passe à la décompression</text:p>
      <text:p text:style-name="P21"><text:span text:style-name="T103"><text:tab/><text:tab/><text:tab/></text:span><text:span text:style-name="T72">#</text:span><text:span text:style-name="T74">tar -jxvf /tmp/</text:span><text:span text:style-name="T75">httpd-2.4.59.tar.bz2</text:span></text:p>
      <text:p text:style-name="P11"><text:span text:style-name="T127"><text:tab/><text:tab/>A l’issue de la décompression, il y a un nouveau dossier httpd-2.4.59 sous</text:span> <text:span text:style-name="T127">/usr/local/src</text:span></text:p>
      <text:p text:style-name="P13"/>
      <text:p text:style-name="P13"><text:tab/><text:span text:style-name="T139">3) Configuration de l’environnement</text:span></text:p>
      <text:p text:style-name="P13"><text:tab/><text:tab/><text:span text:style-name="T92">Allez dans le r</text:span><text:span text:style-name="T144">é</text:span><text:span text:style-name="T92">pertoire nouvellement cré</text:span><text:span text:style-name="T144">é</text:span><text:span text:style-name="T92"> </text:span></text:p>
      <text:p text:style-name="P13"><text:tab/><text:tab/><text:tab/><text:span text:style-name="T72">#cd /usr/local/src/httpd-2.4.59</text:span></text:p>
      <text:p text:style-name="P13"><text:tab/><text:tab/><text:span text:style-name="T92">Lancer la configuration préparatoire à la compilation </text:span></text:p>
      <text:p text:style-name="P13"><text:tab/><text:tab/><text:tab/><text:span text:style-name="T72">#./configure –prefix=/usr/local/httpd-2.4.59</text:span></text:p>
      <text:p text:style-name="P13"><text:tab/><text:tab/><text:span text:style-name="T92">L’éxecution se termine par un message d’erreur: </text:span></text:p>
      <text:p text:style-name="P13"><text:tab/><text:tab/><text:span text:style-name="T131">“</text:span><text:span text:style-name="T137">APR not found. Please read the documentation.”</text:span></text:p>
      <text:p text:style-name="P13"><text:tab/><text:tab/><text:span text:style-name="T92">J’ai consulté la documentation puis j’ai su que je doit installer deux paquetage: libapr1-dev et libaprutil1-dev.</text:span></text:p>
      <text:p text:style-name="P13"><text:tab/><text:tab/><text:tab/><text:span text:style-name="T72">#apt-get install libapr1-dev libaprutil1-dev</text:span></text:p>
      <text:p text:style-name="P13"><text:tab/><text:tab/><text:span text:style-name="T92">Après, j’ai relancé la commande ./configure et la configuration est terminée avec succès</text:span></text:p>
      <text:p text:style-name="P22"><text:tab/><text:span text:style-name="T139">4) Compilation:</text:span></text:p>
      <text:p text:style-name="P13"><text:span text:style-name="T139"><text:tab/><text:tab/></text:span><text:span text:style-name="T143">La script</text:span><text:span text:style-name="T92"> de configuration s’est dérouleé sans incident, et ja passe à la compilation </text:span></text:p>
      <text:p text:style-name="P13"><text:tab/><text:tab/><text:tab/><text:span text:style-name="T72">#make</text:span></text:p>
      <text:p text:style-name="P13"><text:tab/><text:span text:style-name="T141">5)Installation</text:span></text:p>
      <text:p text:style-name="P13"><text:tab/><text:tab/><text:span text:style-name="T92">Une fois la compilation terminé j’installe le serveur:</text:span></text:p>
      <text:p text:style-name="P13"><text:tab/><text:tab/> <text:tab/><text:span text:style-name="T72">#sudo make install</text:span></text:p>
      <text:p text:style-name="P11"><text:span text:style-name="T127"><text:tab/><text:tab/></text:span><text:span text:style-name="T128">J’ai ensuite vérifié si la serveur a bien été installé en éxecutant la</text:span><text:span text:style-name="T92"> commande: </text:span></text:p>
      <text:p text:style-name="P11"><text:tab/><text:tab/><text:tab/><text:span text:style-name="T80">#/</text:span><text:span text:style-name="T81">usr/local/httpd-2.4.59/bin/httpd -v</text:span></text:p>
      <text:p text:style-name="P3">III. Installation de PHP</text:p>
      <text:p text:style-name="P3"><text:tab/><text:span text:style-name="T129">1)Téléchargement des sources: </text:span></text:p>
      <text:p text:style-name="P23"><text:tab/><text:tab/>Les sources de PHP sont disponibles à l’adresse: </text:p>
      <text:p text:style-name="P4"><text:span text:style-name="T66"><text:tab/><text:tab/></text:span><text:a xlink:type="simple" xlink:href="http://www.php.net/downloads.php" text:style-name="Internet_20_link" text:visited-style-name="Visited_20_Internet_20_Link"><text:span text:style-name="T66">http://www.php.net/downloads.php</text:span></text:a></text:p>
      <text:p text:style-name="P23"><text:tab/><text:tab/>J’ai mis les sources sous /tmp/ sous la forme d’un fichier php-8.3.6.tar.bz2.</text:p>
      <text:p text:style-name="P12"><text:soft-page-break/><text:tab/></text:p>
      <text:p text:style-name="P12"><text:tab/><text:span text:style-name="T129">2)Décompression des sources</text:span></text:p>
      <text:p text:style-name="P23"><text:tab/><text:tab/><text:span text:style-name="T104">Je me connecte en tant que root puis j</text:span>’ai décompresser les sources sous usr<text:span text:style-name="T93">/</text:span><text:span text:style-name="T94">local/scr/</text:span></text:p>
      <text:p text:style-name="P23"><text:span text:style-name="T94"><text:tab/><text:tab/><text:tab/></text:span><text:span text:style-name="T109">$sudo su root</text:span></text:p>
      <text:p text:style-name="P28"><text:span text:style-name="T95"><text:tab/><text:tab/><text:tab/></text:span><text:span text:style-name="T98">#cd /usr/local/scr</text:span></text:p>
      <text:p text:style-name="P28"><text:span text:style-name="T95"><text:tab/><text:tab/><text:tab/></text:span><text:span text:style-name="T98">#tar -jxvf /tmp/php-8.3.6.tar.bz2</text:span></text:p>
      <text:p text:style-name="P23"><text:span text:style-name="T95"><text:tab/>A l’issue de la décompression, un nouveau dossier php-8.3.6 <text:s/>été créée sous /usr/local/scr.</text:span></text:p>
      <text:p text:style-name="P23"><text:span text:style-name="T95"><text:tab/></text:span><text:span text:style-name="T96">3) Configuration de l’environnement</text:span></text:p>
      <text:p text:style-name="P24"><text:span text:style-name="T96"><text:tab/><text:tab/>Je me déplace dans le répertoire nouvellement créé et taper la commande de configuration </text:span></text:p>
      <text:p text:style-name="P24"><text:span text:style-name="T96"><text:tab/><text:tab/><text:tab/></text:span><text:span text:style-name="T110">#cd php-8.3.6 </text:span></text:p>
      <text:p text:style-name="P29"><text:span text:style-name="T96"><text:tab/><text:tab/><text:tab/></text:span><text:span text:style-name="T99">#./configure --prefix=/usr/local/php-8.3.6</text:span></text:p>
      <text:p text:style-name="P13"><text:tab/><text:tab/><text:span text:style-name="T105">Lors de l’éxecution, la commande s’arrête brutalement avec un message d’erreur lié à l’abscence d’une bibliothèque dans mon environnement de compilation:</text:span></text:p>
      <text:p text:style-name="P13"><text:tab/><text:tab/><text:span text:style-name="T131">“ </text:span><text:span text:style-name="T132">configure: error: xml2-config not found.</text:span><text:span text:style-name="T133">Please check your libxml2 installation</text:span><text:span text:style-name="T131">”.</text:span></text:p>
      <text:p text:style-name="P13"><text:tab/><text:tab/><text:span text:style-name="T106">J’ai alors installé le paquetage libxml2-dev et relancé la commande</text:span></text:p>
      <text:p text:style-name="P13"><text:tab/><text:tab/><text:span text:style-name="T114">#apt-get install libxml2-dev</text:span></text:p>
      <text:p text:style-name="P30"><text:tab/><text:tab/><text:span text:style-name="T85">#./configure --</text:span><text:span text:style-name="T99">prefix=/usr/local/php-8.3.6</text:span></text:p>
      <text:p text:style-name="P25"><text:span text:style-name="T96"><text:tab/></text:span><text:span text:style-name="T94">Là, il y avait encore une autre erreur: </text:span></text:p>
      <text:p text:style-name="P25"><text:span text:style-name="T94"><text:tab/><text:tab/></text:span><text:span text:style-name="T134">“configure: error: Package requirements (sqlite3 &gt; 3.7.4) were not met: No package ‘sqlite3’ found”.</text:span><text:span text:style-name="T107"> </text:span></text:p>
      <text:p text:style-name="P25"><text:span text:style-name="T94"><text:tab/>J’ai alors installé le paquetage libsqlite3-dev et relancé la commande.</text:span></text:p>
      <text:p text:style-name="P25"><text:span text:style-name="T94"><text:tab/><text:tab/></text:span><text:span text:style-name="T111">#apt-get install libsqlite3-dev</text:span></text:p>
      <text:p text:style-name="P31"><text:span text:style-name="T94"><text:tab/><text:tab/></text:span><text:span text:style-name="T100">#./configure –prefix=/usr/local/php-8.3.6</text:span></text:p>
      <text:p text:style-name="P25"><text:span text:style-name="T94"><text:tab/>La configuration s’est déroulée avec succès.</text:span></text:p>
      <text:p text:style-name="P25"><text:span text:style-name="T94"><text:tab/></text:span><text:span text:style-name="T101">4) Compilation</text:span></text:p>
      <text:p text:style-name="P25"><text:span text:style-name="T94"><text:tab/><text:tab/>La compilation se fait en éxecutant la commande make</text:span></text:p>
      <text:p text:style-name="P25"><text:span text:style-name="T94"><text:tab/><text:tab/><text:tab/></text:span><text:span text:style-name="T111">#make</text:span></text:p>
      <text:p text:style-name="P26"><text:span text:style-name="T97"><text:tab/></text:span><text:span text:style-name="T102">5) Installation</text:span></text:p>
      <text:p text:style-name="P26"><text:span text:style-name="T97"><text:tab/><text:tab/>Une fois la compilation terminée il est possible d’installer PHP (dans l’espace défini par l’option --prefix de la commande configure) par la commande: </text:span></text:p>
      <text:p text:style-name="P26"><text:span text:style-name="T97"><text:tab/><text:tab/><text:tab/></text:span><text:span text:style-name="T112">#make install</text:span></text:p>
      <text:p text:style-name="P26"><text:span text:style-name="T97"><text:tab/><text:tab/>Les commandes PHP se trouvent alors dans le dossier bin/ de l’endroit où il a été installé et le mien se trouve donc dans /usr/local/php-8.3.6/bin/.</text:span></text:p>
      <text:p text:style-name="P26"><text:span text:style-name="T97"><text:tab/></text:span><text:span text:style-name="T102">6) Test d’installation</text:span></text:p>
      <text:p text:style-name="P26"><text:span text:style-name="T97"><text:s/></text:span><text:span text:style-name="T94"><text:s/><text:tab/><text:tab/></text:span><text:span text:style-name="T97">J’ai fais un test rapide en éxecutant la commande:</text:span></text:p>
      <text:p text:style-name="P26"><text:span text:style-name="T97"><text:tab/><text:tab/><text:tab/></text:span><text:span text:style-name="T112">#/usr/local/php-8.</text:span><text:span text:style-name="T113">0</text:span><text:span text:style-name="T112">.6/bin/php -v</text:span><text:span text:style-name="T108"> </text:span></text:p>
      <text:p text:style-name="P26"><text:span text:style-name="T97"><text:tab/><text:tab/>Ce commande permet de vérifier le bon fonctionnement et la versi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QUicklaps Light" svg:font-family="'QUicklaps Light'"/>
    <style:font-face style:name="Quicklabs" svg:font-family="Quicklabs"/>
    <style:font-face style:name="Quicklaps" svg:font-family="Quicklaps"/>
    <style:font-face style:name="Quicklaps LIght" svg:font-family="'Quicklaps LIght'"/>
    <style:font-face style:name="Quicklaps Light" svg:font-family="'Quicklaps Light'"/>
    <style:font-face style:name="Quicksand Light2" svg:font-family="'Quicksand Light'"/>
    <style:font-face style:name="FreeMono" svg:font-family="FreeMono" style:font-family-generic="modern" style:font-pitch="fixed"/>
    <style:font-face style:name="Quicksand Light1" svg:font-family="'Quicksand Light'" style:font-pitch="variable"/>
    <style:font-face style:name="Quicksand Light" svg:font-family="'Quicksand Light'" style:font-adornments="Regular" style:font-pitch="variable"/>
    <style:font-face style:name="Uroob" svg:font-family="Uroo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t" fo:country="M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t" fo:country="M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3T15:30:39.782536902</meta:creation-date>
    <dc:date>2024-04-24T11:57:21.679948690</dc:date>
    <meta:editing-duration>PT2H15M16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3" meta:paragraph-count="119" meta:word-count="779" meta:character-count="5930" meta:non-whitespace-character-count="4892"/>
  </office:meta>
</office:document-meta>
</file>